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0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164.png" xlink:type="simple" xlink:show="embed" xlink:actuate="onLoad"/></draw:frame></text:p>
          </table:table-cell>
          <table:table-cell table:style-name="Table1.B1" office:value-type="string">
            <text:h text:style-name="P7" text:outline-level="1">XOR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16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оизводит операцию поэлементного <text:span text:style-name="T1">XOR (⊻, </text:span><text:span text:style-name="T5">ИСКЛЮЧАЮЩЕЕ ИЛИ) для входных сигналов</text:span><text:span text:style-name="T9">. По умолчанию блок реализует операцию для двух входных сигналов:</text:span></text:p>
            <text:p text:style-name="P3"><draw:frame draw:style-name="fr3" draw:name="Объект1" text:anchor-type="as-char" svg:width="7.586cm" svg:height="2.80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2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7">₁</text:span><text:span text:style-name="T2">(t)</text:span><text:span text:style-name="T4">,</text:span><text:span text:style-name="T8"> </text:span><text:span text:style-name="T2">x</text:span><text:span text:style-name="T7">₂</text:span><text:span text:style-name="T2">(t)</text:span><text:span text:style-name="T6"> – входные сигналы (скаляры).</text:span></text:p>
            <text:p text:style-name="P2">Алгоритм работы для количества входных сигналов, больше двух:</text:p>
            <text:p text:style-name="P4"><draw:frame draw:style-name="fr3" draw:name="Object1" text:anchor-type="as-char" svg:width="14.31cm" svg:height="1.312cm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"><text:span text:style-name="T10">Свойство</text:span>:</text:p>
            <text:list xml:id="list8394059190776209346" text:style-name="L1">
              <text:list-item>
                <text:p text:style-name="P8">Количество портов – указывает количество входных порт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XOR</dc:title>
    <dc:date>2014-12-16T20:20:15.41</dc:date>
    <meta:generator>OpenOffice/4.1.1$Win32 OpenOffice.org_project/411m6$Build-9775</meta:generator>
    <meta:editing-duration>PT2H13M47S</meta:editing-duration>
    <meta:editing-cycles>105</meta:editing-cycles>
    <meta:document-statistic meta:table-count="1" meta:image-count="2" meta:object-count="2" meta:page-count="1" meta:paragraph-count="13" meta:word-count="64" meta:character-count="40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~ если ~ x_1(t) = 1, ~x_2(t) = 1;#
alignl 1, ~ если ~ x_1(t) = 1, ~x_2(t) = 0;#
alignl 1, ~ если ~ x_1(t) = 0, ~x_2(t) = 1;#
alignl 0, ~ если ~ x_1(t) = 0, ~x_2(t) = 0;  }
right none
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1, ~ если только один из ~x_i(t) = 1, ~а все остальные~x_i(t) = 0;#
alignl 0, ~ в других случаях.  }
right none
</annotation>
  </semantics>
</math>
</file>